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452df1" officeooo:paragraph-rsid="00452df1"/>
    </style:style>
    <style:style style:name="P2" style:family="paragraph" style:parent-style-name="Footer">
      <style:paragraph-properties fo:text-align="end" style:justify-single-word="false"/>
    </style:style>
    <style:style style:name="P3" style:family="paragraph" style:parent-style-name="Standard">
      <style:text-properties officeooo:rsid="001c9f4e" officeooo:paragraph-rsid="001c9f4e"/>
    </style:style>
    <style:style style:name="P4" style:family="paragraph" style:parent-style-name="Standard">
      <style:paragraph-properties fo:text-align="start" style:justify-single-word="false"/>
      <style:text-properties officeooo:rsid="001c9f4e" officeooo:paragraph-rsid="001c9f4e"/>
    </style:style>
    <style:style style:name="P5" style:family="paragraph" style:parent-style-name="Standard">
      <style:text-properties officeooo:rsid="001c9f4e" officeooo:paragraph-rsid="0035484b"/>
    </style:style>
    <style:style style:name="P6" style:family="paragraph" style:parent-style-name="Standard">
      <style:paragraph-properties fo:text-align="center" style:justify-single-word="false"/>
      <style:text-properties style:font-name="Ubuntu" fo:font-size="24pt" fo:font-weight="bold" officeooo:rsid="001c9f4e" officeooo:paragraph-rsid="001c9f4e" style:font-size-asian="24pt" style:font-weight-asian="bold" style:font-size-complex="24pt" style:font-weight-complex="bold"/>
    </style:style>
    <style:style style:name="P7" style:family="paragraph" style:parent-style-name="Standard">
      <style:text-properties fo:font-size="13pt" fo:font-weight="normal" officeooo:rsid="001c9f4e" officeooo:paragraph-rsid="003fceaf" style:font-size-asian="13pt" style:font-weight-asian="normal" style:font-size-complex="13pt" style:font-weight-complex="normal"/>
    </style:style>
    <style:style style:name="P8" style:family="paragraph" style:parent-style-name="Standard">
      <style:text-properties fo:font-size="13pt" fo:font-weight="normal" officeooo:rsid="001c9f4e" officeooo:paragraph-rsid="0041f922" style:font-size-asian="13pt" style:font-weight-asian="normal" style:font-size-complex="13pt" style:font-weight-complex="normal"/>
    </style:style>
    <style:style style:name="P9" style:family="paragraph" style:parent-style-name="Standard">
      <style:text-properties fo:font-size="13pt" fo:font-weight="bold" officeooo:rsid="001c9f4e" officeooo:paragraph-rsid="002dba6b" style:font-size-asian="13pt" style:font-weight-asian="bold" style:font-size-complex="13pt" style:font-weight-complex="bold"/>
    </style:style>
    <style:style style:name="P10" style:family="paragraph" style:parent-style-name="Standard">
      <style:paragraph-properties fo:text-align="start" style:justify-single-word="false"/>
      <style:text-properties officeooo:rsid="002acf5a" officeooo:paragraph-rsid="002acf5a"/>
    </style:style>
    <style:style style:name="P11" style:family="paragraph" style:parent-style-name="Standard">
      <style:text-properties fo:color="#000000" fo:font-size="13pt" fo:font-weight="normal" officeooo:rsid="001c9f4e" officeooo:paragraph-rsid="002cd15f" style:font-size-asian="13pt" style:font-weight-asian="normal" style:font-size-complex="13pt" style:font-weight-complex="normal"/>
    </style:style>
    <style:style style:name="P12" style:family="paragraph" style:parent-style-name="Standard">
      <style:text-properties fo:color="#000000" fo:font-size="13pt" fo:font-weight="normal" officeooo:rsid="001c9f4e" officeooo:paragraph-rsid="005736bf" style:font-size-asian="13pt" style:font-weight-asian="normal" style:font-size-complex="13pt" style:font-weight-complex="normal"/>
    </style:style>
    <style:style style:name="P13" style:family="paragraph" style:parent-style-name="Standard">
      <style:text-properties fo:color="#000000" fo:font-size="13pt" fo:font-weight="normal" officeooo:rsid="002cd15f" officeooo:paragraph-rsid="002cd15f" style:font-size-asian="13pt" style:font-weight-asian="normal" style:font-size-complex="13pt" style:font-weight-complex="normal"/>
    </style:style>
    <style:style style:name="P14" style:family="paragraph" style:parent-style-name="Standard">
      <style:text-properties fo:color="#000000" fo:font-size="13pt" fo:font-weight="normal" officeooo:rsid="002cd15f" officeooo:paragraph-rsid="0046ef8d" style:font-size-asian="13pt" style:font-weight-asian="normal" style:font-size-complex="13pt" style:font-weight-complex="normal"/>
    </style:style>
    <style:style style:name="P15" style:family="paragraph" style:parent-style-name="Standard">
      <style:text-properties fo:color="#000000" officeooo:rsid="001c9f4e" officeooo:paragraph-rsid="00523d16"/>
    </style:style>
    <style:style style:name="P16" style:family="paragraph" style:parent-style-name="Standard">
      <style:text-properties fo:color="#000000" officeooo:rsid="0048b8df" officeooo:paragraph-rsid="0048b8df"/>
    </style:style>
    <style:style style:name="P17" style:family="paragraph" style:parent-style-name="Standard">
      <style:text-properties fo:font-size="14pt" fo:font-weight="bold" officeooo:rsid="001c9f4e" officeooo:paragraph-rsid="001c9f4e" style:font-size-asian="14pt" style:font-weight-asian="bold" style:font-size-complex="14pt" style:font-weight-complex="bold"/>
    </style:style>
    <style:style style:name="P18" style:family="paragraph" style:parent-style-name="Standard">
      <style:text-properties fo:font-size="14pt" fo:font-weight="bold" officeooo:rsid="001c9f4e" officeooo:paragraph-rsid="002cd15f" style:font-size-asian="14pt" style:font-weight-asian="bold" style:font-size-complex="14pt" style:font-weight-complex="bold"/>
    </style:style>
    <style:style style:name="P19" style:family="paragraph" style:parent-style-name="Standard">
      <style:text-properties fo:font-size="14pt" fo:font-weight="bold" officeooo:rsid="001c9f4e" officeooo:paragraph-rsid="0035484b" style:font-size-asian="14pt" style:font-weight-asian="bold" style:font-size-complex="14pt" style:font-weight-complex="bold"/>
    </style:style>
    <style:style style:name="P20" style:family="paragraph" style:parent-style-name="Standard">
      <style:paragraph-properties fo:text-align="start" style:justify-single-word="false"/>
      <style:text-properties fo:font-size="14pt" fo:font-weight="bold" officeooo:rsid="002acf5a" officeooo:paragraph-rsid="002acf5a" style:font-size-asian="14pt" style:font-weight-asian="bold" style:font-size-complex="14pt" style:font-weight-complex="bold"/>
    </style:style>
    <style:style style:name="P21" style:family="paragraph" style:parent-style-name="Standard">
      <style:paragraph-properties fo:text-align="start" style:justify-single-word="false"/>
      <style:text-properties fo:font-size="14pt" fo:font-weight="bold" officeooo:rsid="0037054c" officeooo:paragraph-rsid="0037054c" style:font-size-asian="14pt" style:font-weight-asian="bold" style:font-size-complex="14pt" style:font-weight-complex="bold"/>
    </style:style>
    <style:style style:name="P22" style:family="paragraph" style:parent-style-name="Standard">
      <style:paragraph-properties fo:text-align="start" style:justify-single-word="false"/>
      <style:text-properties fo:font-weight="bold" officeooo:rsid="002acf5a" officeooo:paragraph-rsid="002acf5a" style:font-weight-asian="bold" style:font-weight-complex="bold"/>
    </style:style>
    <style:style style:name="P23" style:family="paragraph" style:parent-style-name="Standard">
      <style:text-properties fo:font-weight="bold" officeooo:rsid="0035484b" officeooo:paragraph-rsid="0035484b" style:font-weight-asian="bold" style:font-weight-complex="bold"/>
    </style:style>
    <style:style style:name="P24" style:family="paragraph" style:parent-style-name="Standard">
      <style:paragraph-properties fo:text-align="start" style:justify-single-word="false"/>
      <style:text-properties fo:font-weight="bold" officeooo:rsid="0037054c" officeooo:paragraph-rsid="0037054c" style:font-weight-asian="bold" style:font-weight-complex="bold"/>
    </style:style>
    <style:style style:name="P25" style:family="paragraph" style:parent-style-name="Standard">
      <style:text-properties fo:font-weight="bold" officeooo:rsid="0037054c" officeooo:paragraph-rsid="0037054c" style:font-weight-asian="bold" style:font-weight-complex="bold"/>
    </style:style>
    <style:style style:name="P26" style:family="paragraph" style:parent-style-name="Standard">
      <style:text-properties officeooo:rsid="0037054c" officeooo:paragraph-rsid="0037054c"/>
    </style:style>
    <style:style style:name="P27" style:family="paragraph" style:parent-style-name="Standard">
      <style:text-properties officeooo:rsid="0048b8df" officeooo:paragraph-rsid="0048b8df"/>
    </style:style>
    <style:style style:name="P28" style:family="paragraph" style:parent-style-name="Preformatted_20_Text">
      <style:text-properties fo:color="#000000" style:font-name="Liberation Serif" fo:font-size="13pt" fo:language="en" fo:country="US" fo:font-weight="normal" officeooo:rsid="001c9f4e" officeooo:paragraph-rsid="002dba6b" style:font-size-asian="13pt" style:font-weight-asian="normal" style:font-size-complex="13pt" style:font-weight-complex="normal"/>
    </style:style>
    <style:style style:name="P29" style:family="paragraph" style:parent-style-name="Standard">
      <style:paragraph-properties fo:break-before="page"/>
      <style:text-properties fo:font-size="13pt" fo:font-weight="bold" officeooo:rsid="001c9f4e" officeooo:paragraph-rsid="002dba6b" style:font-size-asian="13pt" style:font-weight-asian="bold" style:font-size-complex="13pt" style:font-weight-complex="bold"/>
    </style:style>
    <style:style style:name="P30" style:family="paragraph" style:parent-style-name="Standard" style:list-style-name="L1">
      <style:text-properties fo:color="#0066ff" officeooo:rsid="001c9f4e" officeooo:paragraph-rsid="002cd15f"/>
    </style:style>
    <style:style style:name="P31" style:family="paragraph" style:parent-style-name="Standard">
      <style:text-properties fo:color="#0066ff" fo:font-size="13pt" fo:font-weight="normal" officeooo:rsid="001c9f4e" officeooo:paragraph-rsid="00559381" style:font-size-asian="13pt" style:font-weight-asian="normal" style:font-size-complex="13pt" style:font-weight-complex="normal"/>
    </style:style>
    <style:style style:name="P32" style:family="paragraph" style:parent-style-name="Standard" style:list-style-name="L2">
      <style:text-properties officeooo:paragraph-rsid="001c9f4e"/>
    </style:style>
    <style:style style:name="P33" style:family="paragraph" style:parent-style-name="Standard">
      <style:text-properties fo:color="#000000" fo:font-size="13pt" fo:font-weight="normal" officeooo:rsid="002cd15f" officeooo:paragraph-rsid="005736bf" style:font-size-asian="13pt" style:font-weight-asian="normal" style:font-size-complex="13pt" style:font-weight-complex="normal"/>
    </style:style>
    <style:style style:name="P34" style:family="paragraph" style:parent-style-name="Standard">
      <style:text-properties fo:color="#000000" fo:font-size="13pt" fo:font-weight="normal" officeooo:rsid="004e581b" officeooo:paragraph-rsid="00559381" style:font-size-asian="13pt" style:font-weight-asian="normal" style:font-size-complex="13pt" style:font-weight-complex="normal"/>
    </style:style>
    <style:style style:name="P35" style:family="paragraph" style:parent-style-name="Standard" style:list-style-name="L3">
      <style:text-properties officeooo:paragraph-rsid="0048b8df"/>
    </style:style>
    <style:style style:name="P36" style:family="paragraph" style:parent-style-name="Standard" style:list-style-name="L3">
      <style:text-properties fo:font-weight="normal" officeooo:rsid="0048b8df" officeooo:paragraph-rsid="0048b8df" style:font-weight-asian="normal" style:font-weight-complex="normal"/>
    </style:style>
    <style:style style:name="P37" style:family="paragraph" style:parent-style-name="Standard" style:list-style-name="L5">
      <style:text-properties fo:font-weight="normal" officeooo:rsid="0035484b" officeooo:paragraph-rsid="0035484b" style:font-weight-asian="normal" style:font-weight-complex="normal"/>
    </style:style>
    <style:style style:name="P38" style:family="paragraph" style:parent-style-name="Standard" style:list-style-name="L5">
      <style:text-properties fo:font-weight="normal" officeooo:rsid="0035484b" officeooo:paragraph-rsid="003725c4" style:font-weight-asian="normal" style:font-weight-complex="normal"/>
    </style:style>
    <style:style style:name="P39" style:family="paragraph" style:parent-style-name="Standard" style:list-style-name="L4">
      <style:text-properties officeooo:paragraph-rsid="001c9f4e"/>
    </style:style>
    <style:style style:name="P40" style:family="paragraph" style:parent-style-name="Standard" style:list-style-name="L4">
      <style:text-properties officeooo:rsid="001c9f4e" officeooo:paragraph-rsid="001c9f4e"/>
    </style:style>
    <style:style style:name="P41" style:family="paragraph" style:parent-style-name="Standard" style:list-style-name="L5">
      <style:text-properties officeooo:rsid="001c9f4e" officeooo:paragraph-rsid="0037054c"/>
    </style:style>
    <style:style style:name="P42" style:family="paragraph" style:parent-style-name="Standard" style:list-style-name="L5">
      <style:text-properties officeooo:rsid="001c9f4e" officeooo:paragraph-rsid="003725c4"/>
    </style:style>
    <style:style style:name="P43" style:family="paragraph" style:parent-style-name="Standard" style:list-style-name="L6">
      <style:text-properties officeooo:rsid="001c9f4e" officeooo:paragraph-rsid="001c9f4e"/>
    </style:style>
    <style:style style:name="P44" style:family="paragraph" style:parent-style-name="Standard" style:list-style-name="L5">
      <style:text-properties officeooo:paragraph-rsid="003725c4"/>
    </style:style>
    <style:style style:name="P45" style:family="paragraph" style:parent-style-name="Standard" style:list-style-name="L5">
      <style:text-properties officeooo:paragraph-rsid="001c9f4e"/>
    </style:style>
    <style:style style:name="P46" style:family="paragraph" style:parent-style-name="Standard" style:list-style-name="L5">
      <style:text-properties officeooo:paragraph-rsid="0022145f"/>
    </style:style>
    <style:style style:name="P47" style:family="paragraph" style:parent-style-name="Standard" style:list-style-name="L6">
      <style:text-properties officeooo:paragraph-rsid="001c9f4e"/>
    </style:style>
    <style:style style:name="P48" style:family="paragraph" style:parent-style-name="Standard" style:list-style-name="L6">
      <style:text-properties officeooo:paragraph-rsid="00200bc7"/>
    </style:style>
    <style:style style:name="T1" style:family="text">
      <style:text-properties officeooo:rsid="001c9f4e"/>
    </style:style>
    <style:style style:name="T2" style:family="text">
      <style:text-properties fo:color="#0066ff"/>
    </style:style>
    <style:style style:name="T3" style:family="text">
      <style:text-properties fo:color="#0066ff" officeooo:rsid="001c9f4e"/>
    </style:style>
    <style:style style:name="T4" style:family="text">
      <style:text-properties fo:color="#0066ff" fo:font-size="14pt" fo:font-weight="bold" style:font-size-asian="14pt" style:font-weight-asian="bold" style:font-size-complex="14pt" style:font-weight-complex="bold"/>
    </style:style>
    <style:style style:name="T5" style:family="text">
      <style:text-properties fo:color="#0066ff" fo:font-size="14pt" fo:font-weight="bold" officeooo:rsid="00320cb4" style:font-size-asian="14pt" style:font-weight-asian="bold" style:font-size-complex="14pt" style:font-weight-complex="bold"/>
    </style:style>
    <style:style style:name="T6" style:family="text">
      <style:text-properties fo:color="#0066ff" officeooo:rsid="003fceaf"/>
    </style:style>
    <style:style style:name="T7" style:family="text">
      <style:text-properties fo:font-weight="bold" style:font-weight-asian="bold" style:font-weight-complex="bold"/>
    </style:style>
    <style:style style:name="T8" style:family="text">
      <style:text-properties fo:font-weight="bold" officeooo:rsid="001c9f4e" style:font-weight-asian="bold" style:font-weight-complex="bold"/>
    </style:style>
    <style:style style:name="T9" style:family="text">
      <style:text-properties fo:font-weight="bold" officeooo:rsid="00200bc7" style:font-weight-asian="bold" style:font-weight-complex="bold"/>
    </style:style>
    <style:style style:name="T10" style:family="text">
      <style:text-properties fo:font-weight="bold" officeooo:rsid="002672a1" style:font-weight-asian="bold" style:font-weight-complex="bold"/>
    </style:style>
    <style:style style:name="T11" style:family="text">
      <style:text-properties fo:font-weight="bold" officeooo:rsid="002bf036" style:font-weight-asian="bold" style:font-weight-complex="bold"/>
    </style:style>
    <style:style style:name="T12" style:family="text">
      <style:text-properties fo:font-weight="bold" officeooo:rsid="002f7f5b" style:font-weight-asian="bold" style:font-weight-complex="bold"/>
    </style:style>
    <style:style style:name="T13" style:family="text">
      <style:text-properties fo:font-weight="bold" officeooo:rsid="0037054c" style:font-weight-asian="bold" style:font-weight-complex="bold"/>
    </style:style>
    <style:style style:name="T14" style:family="text">
      <style:text-properties fo:font-weight="bold" officeooo:rsid="003725c4" style:font-weight-asian="bold" style:font-weight-complex="bold"/>
    </style:style>
    <style:style style:name="T15" style:family="text">
      <style:text-properties fo:font-weight="bold" officeooo:rsid="0037cd40" style:font-weight-asian="bold" style:font-weight-complex="bold"/>
    </style:style>
    <style:style style:name="T16" style:family="text">
      <style:text-properties fo:font-weight="bold" officeooo:rsid="003d02f0" style:font-weight-asian="bold" style:font-weight-complex="bold"/>
    </style:style>
    <style:style style:name="T17" style:family="text">
      <style:text-properties fo:font-weight="bold" officeooo:rsid="003dabe2" style:font-weight-asian="bold" style:font-weight-complex="bold"/>
    </style:style>
    <style:style style:name="T18" style:family="text">
      <style:text-properties fo:font-weight="bold" officeooo:rsid="00452df1" style:font-weight-asian="bold" style:font-weight-complex="bold"/>
    </style:style>
    <style:style style:name="T19" style:family="text">
      <style:text-properties fo:font-weight="bold" officeooo:rsid="004a89e4" style:font-weight-asian="bold" style:font-weight-complex="bold"/>
    </style:style>
    <style:style style:name="T20" style:family="text">
      <style:text-properties fo:font-weight="bold" officeooo:rsid="004c1468" style:font-weight-asian="bold" style:font-weight-complex="bold"/>
    </style:style>
    <style:style style:name="T21" style:family="text">
      <style:text-properties fo:font-weight="bold" officeooo:rsid="004e110f" style:font-weight-asian="bold" style:font-weight-complex="bold"/>
    </style:style>
    <style:style style:name="T22" style:family="text">
      <style:text-properties fo:font-weight="bold" officeooo:rsid="005053e5" style:font-weight-asian="bold" style:font-weight-complex="bold"/>
    </style:style>
    <style:style style:name="T23" style:family="text">
      <style:text-properties fo:font-weight="normal" officeooo:rsid="0022145f" style:font-weight-asian="normal" style:font-weight-complex="normal"/>
    </style:style>
    <style:style style:name="T24" style:family="text">
      <style:text-properties fo:font-weight="normal" officeooo:rsid="0037054c" style:font-weight-asian="normal" style:font-weight-complex="normal"/>
    </style:style>
    <style:style style:name="T25" style:family="text">
      <style:text-properties officeooo:rsid="00200bc7"/>
    </style:style>
    <style:style style:name="T26" style:family="text">
      <style:text-properties officeooo:rsid="00219f02"/>
    </style:style>
    <style:style style:name="T27" style:family="text">
      <style:text-properties fo:color="#800000" fo:font-weight="bold" style:font-weight-asian="bold" style:font-weight-complex="bold"/>
    </style:style>
    <style:style style:name="T28" style:family="text">
      <style:text-properties fo:color="#800000" fo:font-weight="bold" officeooo:rsid="001c9f4e" style:font-weight-asian="bold" style:font-weight-complex="bold"/>
    </style:style>
    <style:style style:name="T29" style:family="text">
      <style:text-properties fo:color="#800000" fo:font-weight="bold" officeooo:rsid="00200bc7" style:font-weight-asian="bold" style:font-weight-complex="bold"/>
    </style:style>
    <style:style style:name="T30" style:family="text">
      <style:text-properties fo:color="#800000" fo:font-weight="bold" officeooo:rsid="0039786d" style:font-weight-asian="bold" style:font-weight-complex="bold"/>
    </style:style>
    <style:style style:name="T31" style:family="text">
      <style:text-properties fo:color="#800000" fo:font-weight="bold" officeooo:rsid="00559381" style:font-weight-asian="bold" style:font-weight-complex="bold"/>
    </style:style>
    <style:style style:name="T32" style:family="text">
      <style:text-properties officeooo:rsid="002bf036"/>
    </style:style>
    <style:style style:name="T33" style:family="text">
      <style:text-properties fo:color="#0066cc"/>
    </style:style>
    <style:style style:name="T34" style:family="text">
      <style:text-properties fo:color="#0066cc" fo:font-weight="bold" style:font-weight-asian="bold" style:font-weight-complex="bold"/>
    </style:style>
    <style:style style:name="T35" style:family="text">
      <style:text-properties fo:color="#0066cc" fo:font-weight="normal" officeooo:rsid="0037054c" style:font-weight-asian="normal" style:font-weight-complex="normal"/>
    </style:style>
    <style:style style:name="T36" style:family="text">
      <style:text-properties officeooo:rsid="002cd15f"/>
    </style:style>
    <style:style style:name="T37" style:family="text">
      <style:text-properties officeooo:rsid="002f7f5b"/>
    </style:style>
    <style:style style:name="T38" style:family="text">
      <style:text-properties fo:color="#000000"/>
    </style:style>
    <style:style style:name="T39" style:family="text">
      <style:text-properties fo:color="#000000" fo:font-size="14pt" fo:font-weight="bold" officeooo:rsid="00320cb4" style:font-size-asian="14pt" style:font-weight-asian="bold" style:font-size-complex="14pt" style:font-weight-complex="bold"/>
    </style:style>
    <style:style style:name="T40" style:family="text">
      <style:text-properties fo:color="#000000" officeooo:rsid="0048b8df"/>
    </style:style>
    <style:style style:name="T41" style:family="text">
      <style:text-properties fo:color="#000000" fo:font-weight="bold" style:font-weight-asian="bold" style:font-weight-complex="bold"/>
    </style:style>
    <style:style style:name="T42" style:family="text">
      <style:text-properties officeooo:rsid="00320cb4"/>
    </style:style>
    <style:style style:name="T43" style:family="text">
      <style:text-properties fo:color="#000099" officeooo:rsid="001c9f4e"/>
    </style:style>
    <style:style style:name="T44" style:family="text">
      <style:text-properties fo:color="#000099" officeooo:rsid="0041f922"/>
    </style:style>
    <style:style style:name="T45" style:family="text">
      <style:text-properties officeooo:rsid="0034c494"/>
    </style:style>
    <style:style style:name="T46" style:family="text">
      <style:text-properties fo:font-size="14pt" fo:font-weight="bold" style:font-size-asian="14pt" style:font-weight-asian="bold" style:font-size-complex="14pt" style:font-weight-complex="bold"/>
    </style:style>
    <style:style style:name="T47" style:family="text">
      <style:text-properties fo:font-size="14pt" fo:font-weight="bold" officeooo:rsid="0034c494" style:font-size-asian="14pt" style:font-weight-asian="bold" style:font-size-complex="14pt" style:font-weight-complex="bold"/>
    </style:style>
    <style:style style:name="T48" style:family="text">
      <style:text-properties officeooo:rsid="0037054c"/>
    </style:style>
    <style:style style:name="T49" style:family="text">
      <style:text-properties officeooo:rsid="003fceaf"/>
    </style:style>
    <style:style style:name="T50" style:family="text">
      <style:text-properties officeooo:rsid="0041beab"/>
    </style:style>
    <style:style style:name="T51" style:family="text">
      <style:text-properties officeooo:rsid="0041f922"/>
    </style:style>
    <style:style style:name="T52" style:family="text">
      <style:text-properties officeooo:rsid="00452df1"/>
    </style:style>
    <style:style style:name="T53" style:family="text">
      <style:text-properties officeooo:rsid="0046ef8d"/>
    </style:style>
    <style:style style:name="T54" style:family="text">
      <style:text-properties fo:color="#990000"/>
    </style:style>
    <style:style style:name="T55" style:family="text">
      <style:text-properties fo:color="#990000" fo:font-weight="bold" style:font-weight-asian="bold" style:font-weight-complex="bold"/>
    </style:style>
    <style:style style:name="T56" style:family="text">
      <style:text-properties fo:color="#990000" fo:font-weight="bold" officeooo:rsid="0048b8df" style:font-weight-asian="bold" style:font-weight-complex="bold"/>
    </style:style>
    <style:style style:name="T57" style:family="text">
      <style:text-properties fo:color="#990000" fo:font-weight="bold" officeooo:rsid="004e581b" style:font-weight-asian="bold" style:font-weight-complex="bold"/>
    </style:style>
    <style:style style:name="T58" style:family="text">
      <style:text-properties fo:color="#990000" officeooo:rsid="001c9f4e"/>
    </style:style>
    <style:style style:name="T59" style:family="text">
      <style:text-properties officeooo:rsid="004e581b"/>
    </style:style>
    <style:style style:name="T60" style:family="text">
      <style:text-properties officeooo:rsid="005053e5"/>
    </style:style>
    <style:style style:name="T61" style:family="text">
      <style:text-properties officeooo:rsid="005161cf"/>
    </style:style>
    <style:style style:name="T62" style:family="text">
      <style:text-properties officeooo:rsid="00523d16"/>
    </style:style>
    <style:style style:name="T63" style:family="text">
      <style:text-properties officeooo:rsid="0054b676"/>
    </style:style>
    <style:style style:name="T64" style:family="text">
      <style:text-properties officeooo:rsid="005736bf"/>
    </style:style>
    <style:style style:name="T65" style:family="text">
      <style:text-properties officeooo:rsid="0059cf5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SE-2] What and how to compile</text:p>
      <text:p text:style-name="P4"/>
      <text:p text:style-name="P20"/>
      <text:p text:style-name="P20">Structure of this document</text:p>
      <text:p text:style-name="P10">This document explains which are the executable main(s), what they do and what you will need to compile <text:span text:style-name="T52">and run </text:span>them.</text:p>
      <text:p text:style-name="P10"/>
      <text:p text:style-name="P22">Colors legend:</text:p>
      <text:p text:style-name="P10">Source code<text:span text:style-name="T32">s</text:span> are highlighted in <text:span text:style-name="T34">blue</text:span>;</text:p>
      <text:p text:style-name="P10">Terminal commands are highlighted in <text:span text:style-name="T27">brown</text:span>;</text:p>
      <text:p text:style-name="P10">Important files and <text:span text:style-name="T32">fields are </text:span><text:span text:style-name="T11">bold</text:span><text:span text:style-name="T32">.</text:span></text:p>
      <text:p text:style-name="P10"/>
      <text:p text:style-name="P21">Working directory: /template-GC.</text:p>
      <text:p text:style-name="P24"/>
      <text:p text:style-name="P17">Working main for debug purposes (no hypro):</text:p>
      <text:list xml:id="list3535483967979648035" text:style-name="L1">
        <text:list-item>
          <text:p text:style-name="P30">main-debug.cpp</text:p>
        </text:list-item>
      </text:list>
      <text:p text:style-name="P15">Program is template with a parameter R set to int by default at line 8 of <text:span text:style-name="T33">main-debug.cpp</text:span>.</text:p>
      <text:p text:style-name="P13">This main uses a personal definition of box <text:span text:style-name="T52">(BR)</text:span>, different from the one in hypro <text:span text:style-name="T52">(check </text:span><text:span text:style-name="T18">docs/drs/drs.odt</text:span><text:span text:style-name="T52"> and </text:span><text:span text:style-name="T18">docs/resources/dag.odt</text:span><text:span text:style-name="T52"> for infos on BR type) b</text:span>ecause <text:span text:style-name="T52">even if methods are invoked using the hypro’s definition bof box, they convert it in a BR.</text:span></text:p>
      <text:p text:style-name="P11">Program will ask you for two text files, one as input containing a list of instructions and the other as output to write the results on. Make sure you read the documentation about tests structure <text:span text:style-name="T52">in</text:span> <text:span text:style-name="T7">docs/resources/readme-test.odt</text:span>.</text:p>
      <text:p text:style-name="P31"/>
      <text:p text:style-name="P18">Working main using hypro:</text:p>
      <text:list xml:id="list1915890807984356406" text:style-name="L2">
        <text:list-item>
          <text:p text:style-name="P32"><text:span text:style-name="T3">main-hypro.cpp</text:span><text:span text:style-name="T1"> </text:span></text:p>
        </text:list-item>
      </text:list>
      <text:p text:style-name="P14">This main use<text:span text:style-name="T64">s</text:span> the class Box defined in hypro <text:span text:style-name="T62">and program is template with a parameter R set to mpq_class by default at line 7 of </text:span><text:span text:style-name="T3">main-</text:span><text:span text:style-name="T6">hypro</text:span><text:span text:style-name="T3">.cpp </text:span><text:span text:style-name="T53">(check the documentation on hypro for more infos </text:span><text:a xlink:type="simple" xlink:href="https://github.com/hypro/hypro" text:style-name="Internet_20_link" text:visited-style-name="Visited_20_Internet_20_Link"><text:span text:style-name="T53">https://github.com/hypro/hypro</text:span></text:a><text:span text:style-name="T53">).</text:span></text:p>
      <text:p text:style-name="P12">Program <text:span text:style-name="T36">is a nested for in which you will decide how many union of boxes you want to store, how many boxes at maximum a union can contain and you will be asked to provide the two limit vertices that describe a box for every single box. </text:span></text:p>
      <text:p text:style-name="P33">Note that neither hypro nor this main check if lower and upper vertex really corresponds to the real lower and upper. If the two are inverted the Box created won’t be the same as the one intended and the rest of the program will work with that box. </text:p>
      <text:p text:style-name="P33">Every loop the program will check if last box inserted is covered by the current union of the previous. If not, it will be added to the current union. </text:p>
      <text:p text:style-name="P28"><text:span text:style-name="T37">T</text:span>o better understand the <text:span text:style-name="T53">ideas</text:span> behind the algorithms <text:span text:style-name="T37">check</text:span> <text:span text:style-name="T12">docs/drs/drs.odt</text:span><text:span text:style-name="T37">.</text:span></text:p>
      <text:p text:style-name="P34"/>
      <text:p text:style-name="P9"/>
      <text:p text:style-name="P29"/>
      <text:p text:style-name="P5"><text:span text:style-name="T39">Compiling</text:span><text:span text:style-name="T5"> </text:span><text:span text:style-name="T4">main-debug.cpp</text:span><text:span text:style-name="T46"> (command line </text:span><text:span text:style-name="T47">or CMake</text:span><text:span text:style-name="T46">):</text:span></text:p>
      <text:p text:style-name="P19"/>
      <text:p text:style-name="P5">Program is template with a parameter R set to int by default at line 8 of <text:span text:style-name="T2">main-debug.cpp</text:span>.</text:p>
      <text:p text:style-name="P5"/>
      <text:p text:style-name="P23">Command line<text:span text:style-name="T65">(recommended)</text:span>:</text:p>
      <text:p text:style-name="P27">Make sure you have <text:span text:style-name="T33">main-debug.cpp </text:span><text:span text:style-name="T38">and all the other .h and .tpp files in the same folder.</text:span></text:p>
      <text:p text:style-name="P16"/>
      <text:list xml:id="list5511989721656037893" text:style-name="L3">
        <text:list-item>
          <text:p text:style-name="P35"><text:span text:style-name="T40">On a terminal window place yourself inside that folder and type </text:span><text:span text:style-name="T56">g++ -Wall -std=c++11 main-debug.cpp -o main-debug</text:span></text:p>
        </text:list-item>
        <text:list-item>
          <text:p text:style-name="P36"><text:span text:style-name="T38">You should have now an executable called </text:span><text:span text:style-name="T41">main-debug</text:span><text:span text:style-name="T38"> you can run typing</text:span><text:span text:style-name="T54"> </text:span><text:span text:style-name="T55">./main-debug</text:span></text:p>
        </text:list-item>
      </text:list>
      <text:list xml:id="list1274392114264638643" text:style-name="L4">
        <text:list-header>
          <text:p text:style-name="P39"/>
          <text:p text:style-name="P40"/>
        </text:list-header>
      </text:list>
      <text:p text:style-name="P23">C<text:span text:style-name="T61">M</text:span>ake<text:span text:style-name="T61">(not recommended)</text:span>:</text:p>
      <text:list xml:id="list946121937331151574" text:style-name="L5">
        <text:list-item>
          <text:p text:style-name="P37"><text:span text:style-name="T1">Make sure you have cmake VERSION 2.8.11 installed (at least). See </text:span><text:span text:style-name="T43">https://cmake.org/</text:span><text:span text:style-name="T1"> for more infos about CMake.</text:span></text:p>
        </text:list-item>
        <text:list-item>
          <text:p text:style-name="P41">Make sure you have all the .<text:span text:style-name="T25">cpp, .tpp and .h </text:span>files in template-GC folder.</text:p>
        </text:list-item>
        <text:list-item>
          <text:p text:style-name="P41"><text:span text:style-name="T48">Default </text:span><text:span text:style-name="T9">C</text:span><text:span text:style-name="T13">M</text:span><text:span text:style-name="T9">akeLists.txt </text:span><text:span text:style-name="T24">file compiles </text:span><text:span text:style-name="T35">main-hypro.cpp</text:span><text:span text:style-name="T24"> so you have to </text:span><text:span text:style-name="T13">overwrite</text:span><text:span text:style-name="T24"> it with the right CMakeLists.txt that you can find at </text:span><text:span text:style-name="T13">docs/main-debug-cmakelists/C</text:span><text:span text:style-name="T19">M</text:span><text:span text:style-name="T13">akeLists.txt.</text:span></text:p>
        </text:list-item>
      </text:list>
      <text:p text:style-name="P25"/>
      <text:p text:style-name="P26"><text:span text:style-name="T7">NOTE: C</text:span><text:span text:style-name="T20">M</text:span><text:span text:style-name="T7">akeLists.txt needs to name that way so you can’t rename it another way. If you want then to compile with CMake </text:span><text:span text:style-name="T34">main-hypro.cpp</text:span><text:span text:style-name="T7"> you must </text:span><text:span text:style-name="T14">delete build folder you will create in the next step and </text:span><text:span text:style-name="T7">replace again C</text:span><text:span text:style-name="T21">M</text:span><text:span text:style-name="T7">akeLists.txt with the one you can </text:span><text:span text:style-name="T21">found</text:span><text:span text:style-name="T7"> at /template-GC/C</text:span><text:span text:style-name="T21">m</text:span><text:span text:style-name="T7">akeLists.txt </text:span><text:span text:style-name="T21">by default</text:span><text:span text:style-name="T7">.</text:span></text:p>
      <text:p text:style-name="P25"/>
      <text:list xml:id="list125322166217403" text:continue-numbering="true" text:style-name="L5">
        <text:list-item>
          <text:p text:style-name="P37"><text:span text:style-name="T25">From a terminal window place yourself into /template-GC and run </text:span><text:span text:style-name="T29">mkdir build</text:span><text:span text:style-name="T25"> to create a build folder and then run </text:span><text:span text:style-name="T29">cd build</text:span><text:span text:style-name="T25"> to place yourself into that directory.</text:span></text:p>
        </text:list-item>
        <text:list-item>
          <text:p text:style-name="P44"><text:span text:style-name="T1">Run </text:span><text:span text:style-name="T28">cmake ..</text:span><text:span text:style-name="T1"> to build the project.</text:span></text:p>
        </text:list-item>
        <text:list-item>
          <text:p text:style-name="P44"><text:span text:style-name="T1">(Optional) If you want to run the project in debug mode run </text:span><text:span text:style-name="T28">ccmake ..</text:span><text:span text:style-name="T1"> and set </text:span><text:span text:style-name="T8">CMAKE_BUILD_TYPE</text:span><text:span text:style-name="T1"> to "</text:span><text:span text:style-name="T8">Debug</text:span><text:span text:style-name="T1">", then </text:span><text:span text:style-name="T8">generate and exit</text:span><text:span text:style-name="T1">.</text:span></text:p>
        </text:list-item>
        <text:list-item>
          <text:p text:style-name="P42">Run <text:span text:style-name="T27">make</text:span> and once project has been built successfully you will have an executable file called "<text:span text:style-name="T7">my</text:span><text:span text:style-name="T15">debug</text:span><text:span text:style-name="T7">_template</text:span>" in <text:span text:style-name="T7">/</text:span><text:span text:style-name="T16">template-GC</text:span><text:span text:style-name="T7">/build</text:span> you can easily run from terminal <text:span text:style-name="T59">using </text:span><text:span text:style-name="T57">./mydebug_template</text:span>.</text:p>
        </text:list-item>
        <text:list-item>
          <text:p text:style-name="P38"><text:span text:style-name="T1">(Optional) To run the project in debug mode run </text:span><text:span text:style-name="T28">gdb --args my</text:span><text:span text:style-name="T30">debug</text:span><text:span text:style-name="T28">_template</text:span><text:span text:style-name="T1"> and then type </text:span><text:span text:style-name="T28">run</text:span><text:span text:style-name="T1">. To see error logs in case something goes wrong use command </text:span><text:span text:style-name="T28">bt</text:span><text:span text:style-name="T1">.</text:span></text:p>
        </text:list-item>
      </text:list>
      <text:p text:style-name="P23"/>
      <text:p text:style-name="P17"><text:span text:style-name="T42">Compiling</text:span> <text:span text:style-name="T2">main-hypro.cpp</text:span> (C<text:span text:style-name="T45">Ma</text:span>ke):</text:p>
      <text:p text:style-name="P7"/>
      <text:p text:style-name="P8">Program is template with a parameter R set to <text:span text:style-name="T50">mpq_class</text:span> by default at line <text:span text:style-name="T49">7</text:span> of <text:span text:style-name="T2">main-</text:span><text:span text:style-name="T6">hypro</text:span><text:span text:style-name="T2">.cpp</text:span>. <text:span text:style-name="T51">Check hypro’s documentation at </text:span><text:span text:style-name="T44">https://github.com/hypro/hypro</text:span></text:p>
      <text:list xml:id="list125323957394274" text:continue-numbering="true" text:style-name="L5">
        <text:list-header>
          <text:p text:style-name="P45"/>
        </text:list-header>
        <text:list-item>
          <text:p text:style-name="P45"><text:span text:style-name="T1">Make sure you have cmake VERSION 2.8.11 installed (at least). See </text:span><text:span text:style-name="T43">https://cmake.org/</text:span><text:span text:style-name="T1"> for more infos about CMake.</text:span></text:p>
        </text:list-item>
        <text:list-item>
          <text:p text:style-name="P46"><text:span text:style-name="T1">Make sure you have installed hypro library and all the dependencies. You can find the links on how to install them in </text:span><text:span text:style-name="T8">docs/resources/</text:span><text:span text:style-name="T10">hypro_installation.odt</text:span><text:span text:style-name="T23">.</text:span></text:p>
        </text:list-item>
      </text:list>
      <text:p text:style-name="P3"/>
      <text:p text:style-name="P3"><text:soft-page-break/>Once hypro and dependencies are installed:</text:p>
      <text:list xml:id="list7631817916927099805" text:style-name="L6">
        <text:list-item>
          <text:p text:style-name="P43">Make sure you have all the .<text:span text:style-name="T25">cpp, .tpp and .h </text:span>files in template-GC folder <text:span text:style-name="T26">as </text:span><text:span text:style-name="T9">CMakeLists.txt</text:span>.</text:p>
        </text:list-item>
        <text:list-item>
          <text:p text:style-name="P47"><text:span text:style-name="T25">From a terminal window place yourself into template-GC and run </text:span><text:span text:style-name="T29">mkdir build</text:span><text:span text:style-name="T25"> to create a build folder and then run </text:span><text:span text:style-name="T29">cd build</text:span><text:span text:style-name="T25"> to place yourself into that directory.</text:span></text:p>
        </text:list-item>
        <text:list-item>
          <text:p text:style-name="P48"><text:span text:style-name="T1">Run </text:span><text:span text:style-name="T28">cmake ..</text:span><text:span text:style-name="T1"> to build the project.</text:span></text:p>
        </text:list-item>
        <text:list-item>
          <text:p text:style-name="P47"><text:span text:style-name="T1">(Optional) If you want to run the project in debug mode run </text:span><text:span text:style-name="T28">ccmake ..</text:span><text:span text:style-name="T1"> and set </text:span><text:span text:style-name="T8">CMAKE_BUILD_TYPE</text:span><text:span text:style-name="T1"> to "</text:span><text:span text:style-name="T8">Debug</text:span><text:span text:style-name="T1">", then </text:span><text:span text:style-name="T8">generate and exit</text:span><text:span text:style-name="T1">.</text:span></text:p>
        </text:list-item>
        <text:list-item>
          <text:p text:style-name="P43">Run <text:span text:style-name="T27">make</text:span> and once project has been built successfully you will have an executable file called "<text:span text:style-name="T7">myhypro_template</text:span>" in <text:span text:style-name="T7">/</text:span><text:span text:style-name="T17">template-GC/</text:span><text:span text:style-name="T7">build/bin</text:span> you can easily run from terminal <text:span text:style-name="T59">using </text:span><text:span text:style-name="T57">./myhypro_template</text:span></text:p>
        </text:list-item>
        <text:list-item>
          <text:p text:style-name="P47"><text:span text:style-name="T1">(Optional) To run the project in debug mode run </text:span><text:span text:style-name="T28">gdb --args myhypro_template</text:span><text:span text:style-name="T1"> and then type </text:span><text:span text:style-name="T28">run</text:span><text:span text:style-name="T1">. To see error logs in case something goes wrong use command </text:span><text:span text:style-name="T28">bt</text:span><text:span text:style-name="T1">.</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fo:color="#0000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452df1" officeooo:paragraph-rsid="00452df1"/>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By Gianluca Ceccoli. Last edited: <text:date style:data-style-name="N37" text:date-value="2018-08-29T10:49:05.327056897" text:fixed="true">08/29/18</text:date></text:p>
      </style:header>
      <style:footer>
        <text:p text:style-name="MP2"><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5T13:24:01.790170224</meta:creation-date>
    <dc:date>2018-09-06T12:52:50.351764464</dc:date>
    <meta:editing-duration>PT2H33M24S</meta:editing-duration>
    <meta:editing-cycles>48</meta:editing-cycles>
    <meta:generator>LibreOffice/5.1.6.2$Linux_X86_64 LibreOffice_project/10m0$Build-2</meta:generator>
    <meta:document-statistic meta:table-count="0" meta:image-count="0" meta:object-count="0" meta:page-count="3" meta:paragraph-count="52" meta:word-count="853" meta:character-count="5079" meta:non-whitespace-character-count="4296"/>
  </office:meta>
</office:document-meta>
</file>